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186fe9" officeooo:paragraph-rsid="00186fe9"/>
    </style:style>
    <style:style style:name="P2" style:family="paragraph" style:parent-style-name="Standard">
      <style:text-properties style:font-name="Quicksand Light" fo:font-size="20pt" officeooo:rsid="001873cc" officeooo:paragraph-rsid="001873cc"/>
    </style:style>
    <style:style style:name="P3" style:family="paragraph" style:parent-style-name="Standard">
      <style:text-properties officeooo:paragraph-rsid="00186fe9"/>
    </style:style>
    <style:style style:name="P4" style:family="paragraph" style:parent-style-name="Standard">
      <style:text-properties style:font-name="Calibri" officeooo:rsid="00191244" officeooo:paragraph-rsid="00191244"/>
    </style:style>
    <style:style style:name="P5" style:family="paragraph" style:parent-style-name="Table_20_Contents">
      <style:paragraph-properties fo:text-align="center" style:justify-single-word="false"/>
      <style:text-properties style:font-name="Calibri" officeooo:rsid="00191244" officeooo:paragraph-rsid="00191244"/>
    </style:style>
    <style:style style:name="T1" style:family="text">
      <style:text-properties style:font-name="Calibri" officeooo:rsid="00191244"/>
    </style:style>
    <style:style style:name="T2" style:family="text">
      <style:text-properties style:font-name="Calibri" officeooo:rsid="00186fe9"/>
    </style:style>
    <style:style style:name="T3" style:family="text">
      <style:text-properties style:text-position="super 58%" style:font-name="Calibri" officeooo:rsid="00191244"/>
    </style:style>
    <style:style style:name="T4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tatistics &amp; Probability</text:span><text:span text:style-name="T2"> | </text:span><text:span text:style-name="T1">3</text:span><text:span text:style-name="T3">rd</text:span><text:span text:style-name="T1"> </text:span><text:span text:style-name="T2">Quarter</text:span></text:p>
      <text:p text:style-name="P2">Written Work 1: Random Variables (Group Activity)</text:p>
      <text:p text:style-name="P1">February 7 2021</text:p>
      <text:p text:style-name="P4">Group 6: Manuel, Badron, Buna, Braga, Mohammad, Cabangahan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Possible Outcomes</text:p>
          </table:table-cell>
          <table:table-cell table:style-name="Table1.B1" office:value-type="string">
            <text:p text:style-name="P5">Value of the Random Variable G</text:p>
          </table:table-cell>
        </table:table-row>
        <table:table-row>
          <table:table-cell table:style-name="Table1.A2" office:value-type="string">
            <text:p text:style-name="P5">B-B-B</text:p>
          </table:table-cell>
          <table:table-cell table:style-name="Table1.B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5">B-B-G</text:p>
          </table:table-cell>
          <table:table-cell table:style-name="Table1.B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B-G-B</text:p>
          </table:table-cell>
          <table:table-cell table:style-name="Table1.B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B-G-G</text:p>
          </table:table-cell>
          <table:table-cell table:style-name="Table1.B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5">G-B-B</text:p>
          </table:table-cell>
          <table:table-cell table:style-name="Table1.B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G-B-G</text:p>
          </table:table-cell>
          <table:table-cell table:style-name="Table1.B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5">G-G-B</text:p>
          </table:table-cell>
          <table:table-cell table:style-name="Table1.B2" office:value-type="string">
            <text:p text:style-name="P5">2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5:04:59.204078539</meta:creation-date>
    <dc:title>BAG2 Template</dc:title>
    <meta:editing-duration>PT4M8S</meta:editing-duration>
    <meta:editing-cycles>3</meta:editing-cycles>
    <meta:generator>LibreOffice/6.4.6.2$Linux_X86_64 LibreOffice_project/40$Build-2</meta:generator>
    <dc:date>2021-02-07T15:08:59.519440956</dc:date>
    <meta:document-statistic meta:table-count="1" meta:image-count="0" meta:object-count="0" meta:page-count="1" meta:paragraph-count="20" meta:word-count="46" meta:character-count="249" meta:non-whitespace-character-count="223"/>
    <meta:template xlink:type="simple" xlink:actuate="onRequest" xlink:title="BAG2 Template" xlink:href="../../../../Templates/BAG2%20Template.ott" meta:date="2021-02-07T15:04:53.278518176"/>
  </office:meta>
</office:document-meta>
</file>